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3.426cm" svg:y="0.835cm">
            <draw:object draw:notify-on-update-of-ranges="Hoja1.E1:Hoja1.E30 Hoja1.F1:Hoja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string" calcext:value-type="string">
            <text:p>E(RB3LYP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1.10564883199" calcext:value-type="float">
            <text:p>-1.10564883199</text:p>
          </table:table-cell>
          <table:table-cell office:value-type="string" calcext:value-type="string">
            <text:p>af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cl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-1.13856183438" calcext:value-type="float">
            <text:p>-1.13856183438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.15928036111" calcext:value-type="float">
            <text:p>-1.15928036111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-1.17133888996" calcext:value-type="float">
            <text:p>-1.17133888996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-1.17717408354" calcext:value-type="float">
            <text:p>-1.17717408354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one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1.17850460568" calcext:value-type="float">
            <text:p>-1.17850460568</text:p>
          </table:table-cell>
          <table:table-cell table:style-name="ce1" office:value-type="string" calcext:value-type="string">
            <text:p>A.U.</text:p>
          </table:table-cell>
          <table:table-cell table:style-name="ce1" office:value-type="string" calcext:value-type="string">
            <text:p>aft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ycles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-1.1765661177" calcext:value-type="float">
            <text:p>-1.1765661177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-1.17226093282" calcext:value-type="float">
            <text:p>-1.17226093282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-1.16625519726" calcext:value-type="float">
            <text:p>-1.16625519726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-1.1590443287" calcext:value-type="float">
            <text:p>-1.1590443287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.15099889053" calcext:value-type="float">
            <text:p>-1.15099889053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2" calcext:value-type="float">
            <text:p>12</text:p>
          </table:table-cell>
          <table:table-cell office:value-type="float" office:value="1.05" calcext:value-type="float">
            <text:p>1.05</text:p>
          </table:table-cell>
          <table:table-cell office:value-type="float" office:value="-1.14239745316" calcext:value-type="float">
            <text:p>-1.14239745316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-1.13345076928" calcext:value-type="float">
            <text:p>-1.13345076928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4" calcext:value-type="float">
            <text:p>14</text:p>
          </table:table-cell>
          <table:table-cell office:value-type="float" office:value="1.15" calcext:value-type="float">
            <text:p>1.15</text:p>
          </table:table-cell>
          <table:table-cell office:value-type="float" office:value="-1.12431931825" calcext:value-type="float">
            <text:p>-1.12431931825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-1.11512610186" calcext:value-type="float">
            <text:p>-1.11512610186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-1.10596591359" calcext:value-type="float">
            <text:p>-1.10596591359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float" office:value="-1.09691167888" calcext:value-type="float">
            <text:p>-1.09691167888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8" calcext:value-type="float">
            <text:p>18</text:p>
          </table:table-cell>
          <table:table-cell office:value-type="float" office:value="1.35" calcext:value-type="float">
            <text:p>1.35</text:p>
          </table:table-cell>
          <table:table-cell office:value-type="float" office:value="-1.08801923885" calcext:value-type="float">
            <text:p>-1.08801923885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-1.07933065016" calcext:value-type="float">
            <text:p>-1.07933065016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-1.0708766162" calcext:value-type="float">
            <text:p>-1.0708766162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-1.06267879937" calcext:value-type="float">
            <text:p>-1.06267879937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2" calcext:value-type="float">
            <text:p>22</text:p>
          </table:table-cell>
          <table:table-cell office:value-type="float" office:value="1.55" calcext:value-type="float">
            <text:p>1.55</text:p>
          </table:table-cell>
          <table:table-cell office:value-type="float" office:value="-1.0547515436" calcext:value-type="float">
            <text:p>-1.0547515436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.6</text:p>
          </table:table-cell>
          <table:table-cell office:value-type="float" office:value="-1.0471032791" calcext:value-type="float">
            <text:p>-1.0471032791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4" calcext:value-type="float">
            <text:p>24</text:p>
          </table:table-cell>
          <table:table-cell office:value-type="float" office:value="1.65" calcext:value-type="float">
            <text:p>1.65</text:p>
          </table:table-cell>
          <table:table-cell office:value-type="float" office:value="-1.0397380836" calcext:value-type="float">
            <text:p>-1.0397380836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-1.03265681067" calcext:value-type="float">
            <text:p>-1.03265681067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6" calcext:value-type="float">
            <text:p>26</text:p>
          </table:table-cell>
          <table:table-cell office:value-type="float" office:value="1.75" calcext:value-type="float">
            <text:p>1.75</text:p>
          </table:table-cell>
          <table:table-cell office:value-type="float" office:value="-1.02585772968" calcext:value-type="float">
            <text:p>-1.02585772968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.8</text:p>
          </table:table-cell>
          <table:table-cell office:value-type="float" office:value="-1.01933726633" calcext:value-type="float">
            <text:p>-1.01933726633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8" calcext:value-type="float">
            <text:p>28</text:p>
          </table:table-cell>
          <table:table-cell office:value-type="float" office:value="1.85" calcext:value-type="float">
            <text:p>1.85</text:p>
          </table:table-cell>
          <table:table-cell office:value-type="float" office:value="-1.01309068963" calcext:value-type="float">
            <text:p>-1.01309068963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29" calcext:value-type="float">
            <text:p>29</text:p>
          </table:table-cell>
          <table:table-cell office:value-type="float" office:value="1.9" calcext:value-type="float">
            <text:p>1.9</text:p>
          </table:table-cell>
          <table:table-cell office:value-type="float" office:value="-1.00711233947" calcext:value-type="float">
            <text:p>-1.00711233947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F</text:p>
          </table:table-cell>
          <table:table-cell office:value-type="string" calcext:value-type="string">
            <text:p>Done:</text:p>
          </table:table-cell>
          <table:table-cell office:value-type="float" office:value="30" calcext:value-type="float">
            <text:p>30</text:p>
          </table:table-cell>
          <table:table-cell office:value-type="float" office:value="1.95" calcext:value-type="float">
            <text:p>1.95</text:p>
          </table:table-cell>
          <table:table-cell office:value-type="float" office:value="-1.00139569754" calcext:value-type="float">
            <text:p>-1.00139569754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f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cle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0:42:57.655773470</meta:creation-date>
    <dc:date>2022-05-09T00:53:22.143998432</dc:date>
    <meta:editing-duration>PT14S</meta:editing-duration>
    <meta:editing-cycles>1</meta:editing-cycles>
    <meta:document-statistic meta:table-count="1" meta:cell-count="27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4.201cm" style:legend-expansion="high" chart:style-name="ch2"/>
        <chart:plot-area chart:style-name="ch3" table:cell-range-address="Hoja1.E1:Hoja1.F30" svg:x="0.32cm" svg:y="0.18cm" svg:width="12.938cm" svg:height="8.64cm">
          <chartooo:coordinate-region svg:x="1.338cm" svg:y="0.38cm" svg:width="11.6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1:Hoja1.F30" chart:class="chart:scatter">
            <chart:domain table:cell-range-address="Hoja1.E1:Hoja1.E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E1:Hoja1.E30</svg:desc>
                </draw:g>
              </table:table-cell>
              <table:table-cell office:value-type="float" office:value="-1.10564883199">
                <text:p>-1.10564883199</text:p>
                <draw:g>
                  <svg:desc>Hoja1.F1:Hoja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-1.13856183438">
                <text:p>-1.1385618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-1.15928036111">
                <text:p>-1.15928036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-1.17133888996">
                <text:p>-1.17133888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-1.17717408354">
                <text:p>-1.17717408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-1.17850460568">
                <text:p>-1.17850460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-1.1765661177">
                <text:p>-1.1765661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-1.17226093282">
                <text:p>-1.17226093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1.16625519726">
                <text:p>-1.16625519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-1.1590443287">
                <text:p>-1.1590443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.15099889053">
                <text:p>-1.15099889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">
                <text:p>1.05</text:p>
              </table:table-cell>
              <table:table-cell office:value-type="float" office:value="-1.14239745316">
                <text:p>-1.14239745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-1.13345076928">
                <text:p>-1.13345076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">
                <text:p>1.15</text:p>
              </table:table-cell>
              <table:table-cell office:value-type="float" office:value="-1.12431931825">
                <text:p>-1.12431931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-1.11512610186">
                <text:p>-1.11512610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-1.10596591359">
                <text:p>-1.10596591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">
                <text:p>1.3</text:p>
              </table:table-cell>
              <table:table-cell office:value-type="float" office:value="-1.09691167888">
                <text:p>-1.09691167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5">
                <text:p>1.35</text:p>
              </table:table-cell>
              <table:table-cell office:value-type="float" office:value="-1.08801923885">
                <text:p>-1.08801923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">
                <text:p>1.4</text:p>
              </table:table-cell>
              <table:table-cell office:value-type="float" office:value="-1.07933065016">
                <text:p>-1.07933065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-1.0708766162">
                <text:p>-1.070876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-1.06267879937">
                <text:p>-1.06267879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5">
                <text:p>1.55</text:p>
              </table:table-cell>
              <table:table-cell office:value-type="float" office:value="-1.0547515436">
                <text:p>-1.0547515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">
                <text:p>1.6</text:p>
              </table:table-cell>
              <table:table-cell office:value-type="float" office:value="-1.0471032791">
                <text:p>-1.0471032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5">
                <text:p>1.65</text:p>
              </table:table-cell>
              <table:table-cell office:value-type="float" office:value="-1.0397380836">
                <text:p>-1.0397380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">
                <text:p>1.7</text:p>
              </table:table-cell>
              <table:table-cell office:value-type="float" office:value="-1.03265681067">
                <text:p>-1.03265681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5">
                <text:p>1.75</text:p>
              </table:table-cell>
              <table:table-cell office:value-type="float" office:value="-1.02585772968">
                <text:p>-1.02585772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">
                <text:p>1.8</text:p>
              </table:table-cell>
              <table:table-cell office:value-type="float" office:value="-1.01933726633">
                <text:p>-1.019337266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5">
                <text:p>1.85</text:p>
              </table:table-cell>
              <table:table-cell office:value-type="float" office:value="-1.01309068963">
                <text:p>-1.01309068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">
                <text:p>1.9</text:p>
              </table:table-cell>
              <table:table-cell office:value-type="float" office:value="-1.00711233947">
                <text:p>-1.00711233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5">
                <text:p>1.95</text:p>
              </table:table-cell>
              <table:table-cell office:value-type="float" office:value="-1.00139569754">
                <text:p>-1.00139569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